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DejaVu Serif" officeooo:paragraph-rsid="000f8ad0"/>
    </style:style>
    <style:style style:name="P3" style:family="paragraph" style:parent-style-name="Standard">
      <style:text-properties style:font-name="DejaVu Serif" officeooo:rsid="000f8ad0" officeooo:paragraph-rsid="000f8ad0"/>
    </style:style>
    <style:style style:name="P4" style:family="paragraph" style:parent-style-name="Standard">
      <style:text-properties style:font-name="DejaVu Serif" style:text-underline-style="solid" style:text-underline-width="auto" style:text-underline-color="font-color" officeooo:paragraph-rsid="000f8ad0"/>
    </style:style>
    <style:style style:name="P5" style:family="paragraph" style:parent-style-name="Standard" style:master-page-name="Standard">
      <style:paragraph-properties style:page-number="auto"/>
      <style:text-properties style:font-name="DejaVu Serif" officeooo:paragraph-rsid="000f8ad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17ad"/>
    </style:style>
    <style:style style:name="T3" style:family="text">
      <style:text-properties style:font-name-asian="math12" style:font-name-complex="math12"/>
    </style:style>
    <style:style style:name="T4" style:family="text">
      <style:text-properties style:use-window-font-color="true" fo:font-size="10pt" fo:language="fr" fo:country="FR" officeooo:rsid="000e17ad" style:font-name-asian="Times New Roman" style:font-size-asian="10pt" style:font-name-complex="Lucida Calligraphy" style:font-size-complex="12pt" style:language-complex="ar" style:country-complex="SA" style:font-weight-complex="bold"/>
    </style:style>
    <style:style style:name="T5" style:family="text">
      <style:text-properties style:font-name="Liberation Serif1" officeooo:rsid="000f8ad0" style:font-name-asian="math12" style:font-name-complex="math12"/>
    </style:style>
    <style:style style:name="T6" style:family="text">
      <style:text-properties officeooo:rsid="000f8ad0" style:font-name-asian="Times New Roman" style:font-name-complex="Comic Sans MS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Exercice </text:span><text:span text:style-name="T2">1</text:span><text:span text:style-name="T1"> :</text:span> </text:p>
      <text:p text:style-name="P2">On considère une droite (d), un point A appartenant à cette droite et un point B n’appartenant pas à celle-ci. On appelle O le projeté orthogonal de B sur (d).</text:p>
      <text:p text:style-name="P1">Les points A’ et B’ sont respectivement les symétriques des points A et B par rapport à O.</text:p>
      <text:p text:style-name="P1">Quelle est la nature du quadrilatère ABA’B’ ?</text:p>
      <text:p text:style-name="P1"/>
      <text:p text:style-name="P2"><text:span text:style-name="T1">Exercice </text:span><text:span text:style-name="T2">2</text:span><text:span text:style-name="T1"> :</text:span></text:p>
      <text:p text:style-name="P2"><text:s/>Soit ABC un triangle quelconque. On appelle H le projeté orthogonal de A sur la droite (BC).</text:p>
      <text:p text:style-name="P1">On note a = BC, b = AC et c = AB</text:p>
      <text:p text:style-name="P1">1) Exprimer l’aire <text:span text:style-name="T4">A </text:span>du triangle ABC en prenant comme base le côté [BC]</text:p>
      <text:p text:style-name="P2">2) Montrer que <draw:frame draw:style-name="fr1" draw:name="Objet1" text:anchor-type="as-char" svg:y="-0.619cm" svg:width="3.85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3) Déterminer un arrondi au centième de l’aire du triangle ABC lorsque BC = 4 cm, AC = 6 cm et <field:fieldmark-start text:name="__Fieldmark__3_2979376955" field:type="vnd.oasis.opendocument.field.UNHANDLED"><field:param field:name="vnd.oasis.opendocument.field.code" field:value=" eq \o(\s\up7("/><field:param field:name="vnd.oasis.opendocument.field.id" field:value="49"/></field:fieldmark-start><field:fieldmark-end/><text:s/>= 60°</text:p>
      <text:p text:style-name="P1"/>
      <text:p text:style-name="P2"><text:span text:style-name="T1">Exercice </text:span><text:span text:style-name="T2">3</text:span><text:span text:style-name="T1">:</text:span> </text:p>
      <text:p text:style-name="P2">Soit <text:span text:style-name="T5">α</text:span> la mesure d’un angle aigu.</text:p>
      <text:p text:style-name="P2">1) Calculer <text:span text:style-name="T6"><draw:frame draw:style-name="fr1" draw:name="Objet3" text:anchor-type="as-char" svg:y="-0.386cm" svg:width="1.383cm" svg:height="0.508cm" draw:z-index="5"><draw:object xlink:href="./Object 3" xlink:type="simple" xlink:show="embed" xlink:actuate="onLoad"/><draw:image xlink:href="./ObjectReplacements/Object 3" xlink:type="simple" xlink:show="embed" xlink:actuate="onLoad"/></draw:frame></text:span><text:s/>lorsque <draw:frame draw:style-name="fr1" draw:name="Objet2" text:anchor-type="as-char" svg:y="-0.619cm" svg:width="1.963cm" svg:height="0.998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/>2) Calculer <draw:frame draw:style-name="fr1" draw:name="Objet4" text:anchor-type="as-char" svg:y="-0.386cm" svg:width="1.321cm" svg:height="0.508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3"></text:span> lorsque <text:span text:style-name="T3"><draw:frame draw:style-name="fr1" draw:name="Objet5" text:anchor-type="as-char" svg:y="-0.619cm" svg:width="2.027cm" svg:height="0.998cm" draw:z-index="2"><draw:object xlink:href="./Object 5" xlink:type="simple" xlink:show="embed" xlink:actuate="onLoad"/><draw:image xlink:href="./ObjectReplacements/Object 5" xlink:type="simple" xlink:show="embed" xlink:actuate="onLoad"/></draw:frame></text:span><text:s/></text:p>
      <text:p text:style-name="P2">3) Montrer que <draw:frame draw:style-name="fr1" draw:name="Objet6" text:anchor-type="as-char" svg:y="-0.437cm" svg:width="7.204cm" svg:height="0.557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2">4) Montrer que <draw:frame draw:style-name="fr1" draw:name="Objet7" text:anchor-type="as-char" svg:y="-0.437cm" svg:width="8.057cm" svg:height="0.557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___________________________________________________________________________________________________________</text:p>
      <text:p text:style-name="P4"/>
      <text:p text:style-name="P2"><text:span text:style-name="T1">Exercice </text:span><text:span text:style-name="T2">1</text:span><text:span text:style-name="T1"> :</text:span> </text:p>
      <text:p text:style-name="P2">On considère une droite (d), un point A appartenant à cette droite et un point B n’appartenant pas à celle-ci. On appelle O le projeté orthogonal de B sur (d).</text:p>
      <text:p text:style-name="P2">Les points A’ et B’ sont respectivement les symétriques des points A et B par rapport à O.</text:p>
      <text:p text:style-name="P2">Quelle est la nature du quadrilatère ABA’B’ ?</text:p>
      <text:p text:style-name="P2"/>
      <text:p text:style-name="P2"><text:span text:style-name="T1">Exercice </text:span><text:span text:style-name="T2">2</text:span><text:span text:style-name="T1"> :</text:span></text:p>
      <text:p text:style-name="P2"><text:s/>Soit ABC un triangle quelconque. On appelle H le projeté orthogonal de A sur la droite (BC).</text:p>
      <text:p text:style-name="P2">On note a = BC, b = AC et c = AB</text:p>
      <text:p text:style-name="P2">1) Exprimer l’aire <text:span text:style-name="T4">A </text:span>du triangle ABC en prenant comme base le côté [BC]</text:p>
      <text:p text:style-name="P2">2) Montrer que <draw:frame draw:style-name="fr1" draw:name="Objet9" text:anchor-type="as-char" svg:y="-0.619cm" svg:width="3.858cm" svg:height="0.998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2">3) Déterminer un arrondi au centième de l’aire du triangle ABC lorsque BC = 4 cm, AC = 6 cm et <field:fieldmark-start text:name="__Fieldmark__3_29793769551" field:type="vnd.oasis.opendocument.field.UNHANDLED"><field:param field:name="vnd.oasis.opendocument.field.code" field:value=" eq \o(\s\up7("/><field:param field:name="vnd.oasis.opendocument.field.id" field:value="49"/></field:fieldmark-start><field:fieldmark-end/><text:s/>= 60°</text:p>
      <text:p text:style-name="P2"/>
      <text:p text:style-name="P2"><text:span text:style-name="T1">Exercice </text:span><text:span text:style-name="T2">3</text:span><text:span text:style-name="T1">:</text:span> </text:p>
      <text:p text:style-name="P2">Soit <text:span text:style-name="T5">α</text:span> la mesure d’un angle aigu.</text:p>
      <text:p text:style-name="P2">1) Calculer <text:span text:style-name="T6"><draw:frame draw:style-name="fr1" draw:name="Objet10" text:anchor-type="as-char" svg:y="-0.386cm" svg:width="1.383cm" svg:height="0.508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/>lorsque <draw:frame draw:style-name="fr1" draw:name="Objet11" text:anchor-type="as-char" svg:y="-0.619cm" svg:width="1.963cm" svg:height="0.998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"><text:s/>2) Calculer <draw:frame draw:style-name="fr1" draw:name="Objet12" text:anchor-type="as-char" svg:y="-0.386cm" svg:width="1.321cm" svg:height="0.50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3"></text:span> lorsque <text:span text:style-name="T3"><draw:frame draw:style-name="fr1" draw:name="Objet13" text:anchor-type="as-char" svg:y="-0.619cm" svg:width="2.027cm" svg:height="0.99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/></text:p>
      <text:p text:style-name="P2">3) Montrer que <draw:frame draw:style-name="fr1" draw:name="Objet14" text:anchor-type="as-char" svg:y="-0.437cm" svg:width="7.204cm" svg:height="0.55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3">4) Montrer que <draw:frame draw:style-name="fr1" draw:name="Objet8" text:anchor-type="as-char" svg:y="-0.437cm" svg:width="8.057cm" svg:height="0.55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12" svg:font-family="math12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-0.019cm" fo:margin-top="0.176cm" fo:margin-bottom="0cm" loext:contextual-spacing="false" style:line-height-at-least="0.423cm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Comic Sans MS" style:font-family-complex="'Comic Sans MS'" style:font-family-generic-complex="script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En-tête_20_Car" style:display-name="En-têt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Pied_20_de_20_page_20_Car" style:display-name="Pied de page Car" style:family="text" style:parent-style-name="Police_20_par_20_défaut"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1cm" fo:margin-right="0.998cm" style:writing-mode="lr-tb" style:layout-grid-color="#c0c0c0" style:layout-grid-lines="59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/>
    <meta:creation-date>2019-12-17T10:29:00</meta:creation-date>
    <dc:date>2022-01-24T11:44:46.418481571</dc:date>
    <meta:editing-cycles>5</meta:editing-cycles>
    <meta:editing-duration>PT18M7S</meta:editing-duration>
    <meta:generator>LibreOffice/6.4.7.2$Linux_X86_64 LibreOffice_project/40$Build-2</meta:generator>
    <meta:document-statistic meta:table-count="0" meta:image-count="0" meta:object-count="14" meta:page-count="1" meta:paragraph-count="33" meta:word-count="313" meta:character-count="1615" meta:non-whitespace-character-count="1317"/>
    <meta:user-defined meta:name="DernierMetEn">DernierMetEn</meta:user-defined>
    <meta:user-defined meta:name="VersionAMath">VersionAMath</meta:user-defined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row>
          <mfrac>
            <mn>1</mn>
            <mn>2</mn>
          </mfrac>
          <mo stretchy="false">×</mo>
          <mi>a</mi>
          <mo stretchy="false">×</mo>
          <mi>b</mi>
          <mo stretchy="false">×</mo>
          <mi>sin</mi>
        </mrow>
      </mrow>
      <mrow>
        <mo fence="true" stretchy="false">(</mo>
        <mrow>
          <mover accent="true">
            <mi>C</mi>
            <mo stretchy="true">^</mo>
          </mover>
        </mrow>
        <mo fence="true" stretchy="false">)</mo>
      </mrow>
    </mrow>
    <annotation encoding="StarMath 5.0">A = {1} over {2} times a times b times sin( widehat {C}  )</annotation>
  </semantics>
</math>
</file>

<file path=Object 10/content.xml><?xml version="1.0" encoding="utf-8"?>
<math xmlns="http://www.w3.org/1998/Math/MathML" display="block">
  <semantics>
    <mrow>
      <mi>cos</mi>
      <mrow>
        <mo fence="true" stretchy="false">(</mo>
        <mrow>
          <mi>α</mi>
        </mrow>
        <mo fence="true" stretchy="false">)</mo>
      </mrow>
    </mrow>
    <annotation encoding="StarMath 5.0">cos (α)
</annotation>
  </semantics>
</math>
</file>

<file path=Object 11/content.xml><?xml version="1.0" encoding="utf-8"?>
<math xmlns="http://www.w3.org/1998/Math/MathML" display="block">
  <semantics>
    <mrow>
      <mi>sin</mi>
      <mrow>
        <mrow>
          <mo fence="true" stretchy="false">(</mo>
          <mrow>
            <mi>α</mi>
          </mrow>
          <mo fence="true" stretchy="false">)</mo>
        </mrow>
        <mo stretchy="false">=</mo>
        <mfrac>
          <mn>3</mn>
          <mn>5</mn>
        </mfrac>
      </mrow>
    </mrow>
    <annotation encoding="StarMath 5.0">sin(α)= {3} over {5} </annotation>
  </semantics>
</math>
</file>

<file path=Object 12/content.xml><?xml version="1.0" encoding="utf-8"?>
<math xmlns="http://www.w3.org/1998/Math/MathML" display="block">
  <semantics>
    <mrow>
      <mi>sin</mi>
      <mrow>
        <mo fence="true" stretchy="false">(</mo>
        <mrow>
          <mi>α</mi>
        </mrow>
        <mo fence="true" stretchy="false">)</mo>
      </mrow>
    </mrow>
    <annotation encoding="StarMath 5.0">sin (α)</annotation>
  </semantics>
</math>
</file>

<file path=Object 13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=</mo>
        <mfrac>
          <mn>1</mn>
          <mn>3</mn>
        </mfrac>
      </mrow>
    </mrow>
    <annotation encoding="StarMath 5.0">cos (α)= {1} over {3
} </annotation>
  </semantics>
</math>
</file>

<file path=Object 1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sin</mi>
                <mrow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  <mo stretchy="false">+</mo>
                  <mi>cos</mi>
                </mrow>
                <mrow>
                  <mo fence="true" stretchy="false">(</mo>
                  <mrow>
                    <mi>α</mi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sin</mi>
                <mrow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  <mo stretchy="false">−</mo>
                  <mi>cos</mi>
                </mrow>
                <mrow>
                  <mo fence="true" stretchy="false">(</mo>
                  <mrow>
                    <mi>α</mi>
                  </mrow>
                  <mo fence="true" stretchy="false">)</mo>
                </mrow>
              </mrow>
            </mrow>
            <mo fence="true" stretchy="false">)</mo>
          </mrow>
          <mn>2</mn>
        </msup>
      </mrow>
      <mo stretchy="false">=</mo>
      <mn>2</mn>
    </mrow>
    <annotation encoding="StarMath 5.0">(sin( %alpha ) + cos( %alpha) )^2 + (sin( %alpha ) - cos( %alpha) )^2= 2</annotation>
  </semantics>
</math>
</file>

<file path=Object 2/content.xml><?xml version="1.0" encoding="utf-8"?>
<math xmlns="http://www.w3.org/1998/Math/MathML" display="block">
  <semantics>
    <mrow>
      <mi>sin</mi>
      <mrow>
        <mrow>
          <mo fence="true" stretchy="false">(</mo>
          <mrow>
            <mi>α</mi>
          </mrow>
          <mo fence="true" stretchy="false">)</mo>
        </mrow>
        <mo stretchy="false">=</mo>
        <mfrac>
          <mn>3</mn>
          <mn>5</mn>
        </mfrac>
      </mrow>
    </mrow>
    <annotation encoding="StarMath 5.0">sin(α)= {3} over {5} </annotation>
  </semantics>
</math>
</file>

<file path=Object 3/content.xml><?xml version="1.0" encoding="utf-8"?>
<math xmlns="http://www.w3.org/1998/Math/MathML" display="block">
  <semantics>
    <mrow>
      <mi>cos</mi>
      <mrow>
        <mo fence="true" stretchy="false">(</mo>
        <mrow>
          <mi>α</mi>
        </mrow>
        <mo fence="true" stretchy="false">)</mo>
      </mrow>
    </mrow>
    <annotation encoding="StarMath 5.0">cos (α)
</annotation>
  </semantics>
</math>
</file>

<file path=Object 4/content.xml><?xml version="1.0" encoding="utf-8"?>
<math xmlns="http://www.w3.org/1998/Math/MathML" display="block">
  <semantics>
    <mrow>
      <mi>sin</mi>
      <mrow>
        <mo fence="true" stretchy="false">(</mo>
        <mrow>
          <mi>α</mi>
        </mrow>
        <mo fence="true" stretchy="false">)</mo>
      </mrow>
    </mrow>
    <annotation encoding="StarMath 5.0">sin (α)</annotation>
  </semantics>
</math>
</file>

<file path=Object 5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=</mo>
        <mfrac>
          <mn>1</mn>
          <mn>3</mn>
        </mfrac>
      </mrow>
    </mrow>
    <annotation encoding="StarMath 5.0">cos (α)= {1} over {3
} </annotation>
  </semantics>
</math>
</file>

<file path=Object 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sin</mi>
                <mrow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  <mo stretchy="false">+</mo>
                  <mi>cos</mi>
                </mrow>
                <mrow>
                  <mo fence="true" stretchy="false">(</mo>
                  <mrow>
                    <mi>α</mi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sin</mi>
                <mrow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  <mo stretchy="false">−</mo>
                  <mi>cos</mi>
                </mrow>
                <mrow>
                  <mo fence="true" stretchy="false">(</mo>
                  <mrow>
                    <mi>α</mi>
                  </mrow>
                  <mo fence="true" stretchy="false">)</mo>
                </mrow>
              </mrow>
            </mrow>
            <mo fence="true" stretchy="false">)</mo>
          </mrow>
          <mn>2</mn>
        </msup>
      </mrow>
      <mo stretchy="false">=</mo>
      <mn>2</mn>
    </mrow>
    <annotation encoding="StarMath 5.0">(sin( %alpha ) + cos( %alpha) )^2 + (sin( %alpha ) - cos( %alpha) )^2= 2</annotation>
  </semantics>
</math>
</file>

<file path=Object 7/content.xml><?xml version="1.0" encoding="utf-8"?>
<math xmlns="http://www.w3.org/1998/Math/MathML" display="block">
  <semantics>
    <mrow>
      <msup>
        <mi>cos</mi>
        <mn>2</mn>
      </msup>
      <mrow>
        <mrow>
          <mo fence="true" stretchy="false">(</mo>
          <mrow>
            <mi>α</mi>
          </mrow>
          <mo fence="true" stretchy="false">)</mo>
        </mrow>
        <mo stretchy="false">−</mo>
        <msup>
          <mi>sin</mi>
          <mn>2</mn>
        </msup>
      </mrow>
      <mrow>
        <mrow>
          <mo fence="true" stretchy="false">(</mo>
          <mrow>
            <mi>α</mi>
          </mrow>
          <mo fence="true" stretchy="false">)</mo>
        </mrow>
        <mo stretchy="false">=</mo>
        <mrow>
          <mn>1</mn>
          <mo stretchy="false">−</mo>
          <mn>2</mn>
        </mrow>
      </mrow>
      <msup>
        <mi>sin</mi>
        <mn>2</mn>
      </msup>
      <mrow>
        <mrow>
          <mo fence="true" stretchy="false">(</mo>
          <mrow>
            <mi>α</mi>
          </mrow>
          <mo fence="true" stretchy="false">)</mo>
        </mrow>
        <mo stretchy="false">=</mo>
        <mn>2</mn>
      </mrow>
      <msup>
        <mi>cos</mi>
        <mn>2</mn>
      </msup>
      <mrow>
        <mrow>
          <mo fence="true" stretchy="false">(</mo>
          <mrow>
            <mi>α</mi>
          </mrow>
          <mo fence="true" stretchy="false">)</mo>
        </mrow>
        <mo stretchy="false">−</mo>
        <mn>1</mn>
      </mrow>
    </mrow>
    <annotation encoding="StarMath 5.0">cos^2( %alpha) - sin^2( %alpha )= 1 -2sin^2( %alpha )=2cos^2( %alpha)-1</annotation>
  </semantics>
</math>
</file>

<file path=Object 8/content.xml><?xml version="1.0" encoding="utf-8"?>
<math xmlns="http://www.w3.org/1998/Math/MathML" display="block">
  <semantics>
    <mrow>
      <msup>
        <mi>cos</mi>
        <mn>2</mn>
      </msup>
      <mrow>
        <mrow>
          <mo fence="true" stretchy="false">(</mo>
          <mrow>
            <mi>α</mi>
          </mrow>
          <mo fence="true" stretchy="false">)</mo>
        </mrow>
        <mo stretchy="false">−</mo>
        <msup>
          <mi>sin</mi>
          <mn>2</mn>
        </msup>
      </mrow>
      <mrow>
        <mrow>
          <mo fence="true" stretchy="false">(</mo>
          <mrow>
            <mi>α</mi>
          </mrow>
          <mo fence="true" stretchy="false">)</mo>
        </mrow>
        <mo stretchy="false">=</mo>
        <mrow>
          <mn>1</mn>
          <mo stretchy="false">−</mo>
          <mn>2</mn>
        </mrow>
      </mrow>
      <msup>
        <mi>sin</mi>
        <mn>2</mn>
      </msup>
      <mrow>
        <mrow>
          <mo fence="true" stretchy="false">(</mo>
          <mrow>
            <mi>α</mi>
          </mrow>
          <mo fence="true" stretchy="false">)</mo>
        </mrow>
        <mo stretchy="false">=</mo>
        <mn>2</mn>
      </mrow>
      <msup>
        <mi>cos</mi>
        <mn>2</mn>
      </msup>
      <mrow>
        <mrow>
          <mo fence="true" stretchy="false">(</mo>
          <mrow>
            <mi>α</mi>
          </mrow>
          <mo fence="true" stretchy="false">)</mo>
        </mrow>
        <mo stretchy="false">−</mo>
        <mn>1</mn>
      </mrow>
    </mrow>
    <annotation encoding="StarMath 5.0">cos^2( %alpha) - sin^2( %alpha )= 1 -2sin^2( %alpha )=2cos^2( %alpha)-1
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frac>
            <mn>1</mn>
            <mn>2</mn>
          </mfrac>
          <mo stretchy="false">×</mo>
          <mi>a</mi>
          <mo stretchy="false">×</mo>
          <mi>b</mi>
          <mo stretchy="false">×</mo>
          <mi>sin</mi>
        </mrow>
      </mrow>
      <mrow>
        <mo fence="true" stretchy="false">(</mo>
        <mrow>
          <mover accent="true">
            <mi>C</mi>
            <mo stretchy="true">^</mo>
          </mover>
        </mrow>
        <mo fence="true" stretchy="false">)</mo>
      </mrow>
    </mrow>
    <annotation encoding="StarMath 5.0">A = {1} over {2} times a times b times sin( widehat {C}  )</annotation>
  </semantics>
</math>
</file>